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7e3bc" officeooo:paragraph-rsid="0017e3bc"/>
    </style:style>
    <style:style style:name="P2" style:family="paragraph" style:parent-style-name="Standard">
      <style:text-properties fo:language="es" fo:country="ES" officeooo:rsid="0001b6ad" officeooo:paragraph-rsid="0001b6ad"/>
    </style:style>
    <style:style style:name="P3" style:family="paragraph" style:parent-style-name="Standard">
      <style:text-properties style:font-name="Liberation Serif" fo:font-size="12pt" fo:language="es" fo:country="AR" officeooo:rsid="004eb8ed" officeooo:paragraph-rsid="000d1a21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style:text-properties style:font-name="Liberation Serif" fo:font-size="12pt" fo:language="es" fo:country="AR" officeooo:rsid="0017ba46" officeooo:paragraph-rsid="0017ba46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20pt" fo:language="es" fo:country="ES" fo:font-weight="bold" officeooo:rsid="0001b6ad" officeooo:paragraph-rsid="0001b6a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Courier New" fo:font-size="12pt" fo:language="es" fo:country="ES" style:font-size-asian="12pt" style:font-size-complex="12pt"/>
    </style:style>
    <style:style style:name="P7" style:family="paragraph" style:parent-style-name="Standard">
      <style:text-properties style:font-name="Courier New" fo:font-size="12pt" fo:language="es" fo:country="ES" officeooo:rsid="00054885" officeooo:paragraph-rsid="001d019e" style:font-size-asian="12pt" style:font-size-complex="12pt"/>
    </style:style>
    <style:style style:name="P8" style:family="paragraph" style:parent-style-name="Standard">
      <style:text-properties style:font-name="Courier New" fo:font-size="12pt" fo:language="es" fo:country="ES" officeooo:rsid="0008447a" officeooo:paragraph-rsid="0008447a" style:font-size-asian="12pt" style:font-size-complex="12pt"/>
    </style:style>
    <style:style style:name="P9" style:family="paragraph" style:parent-style-name="Standard">
      <style:text-properties style:font-name="Courier New" fo:font-size="12pt" fo:language="es" fo:country="ES" officeooo:rsid="0009b324" officeooo:paragraph-rsid="0009b324" style:font-size-asian="12pt" style:font-size-complex="12pt"/>
    </style:style>
    <style:style style:name="P10" style:family="paragraph" style:parent-style-name="Standard">
      <style:text-properties style:font-name="Courier New" fo:font-size="12pt" fo:language="es" fo:country="ES" officeooo:rsid="0009b324" officeooo:paragraph-rsid="0016407b" style:font-size-asian="12pt" style:font-size-complex="12pt"/>
    </style:style>
    <style:style style:name="P11" style:family="paragraph" style:parent-style-name="Standard">
      <style:text-properties style:font-name="Courier New" fo:font-size="12pt" fo:language="es" fo:country="ES" officeooo:rsid="001baaca" officeooo:paragraph-rsid="001baaca" style:font-size-asian="12pt" style:font-size-complex="12pt"/>
    </style:style>
    <style:style style:name="P12" style:family="paragraph" style:parent-style-name="Standard">
      <style:text-properties style:font-name="Courier New" fo:font-size="12pt" fo:language="es" fo:country="ES" officeooo:rsid="001e6416" officeooo:paragraph-rsid="001e6416" style:font-size-asian="12pt" style:font-size-complex="12pt"/>
    </style:style>
    <style:style style:name="P13" style:family="paragraph" style:parent-style-name="Standard">
      <style:text-properties style:font-name="Courier New" fo:font-size="12pt" fo:language="es" fo:country="ES" officeooo:rsid="00226ff8" officeooo:paragraph-rsid="00226ff8" style:font-size-asian="12pt" style:font-size-complex="12pt"/>
    </style:style>
    <style:style style:name="P14" style:family="paragraph" style:parent-style-name="Standard">
      <style:text-properties style:font-name="Courier New" fo:font-size="12pt" fo:language="es" fo:country="ES" officeooo:rsid="0020bda4" officeooo:paragraph-rsid="0020bda4" style:font-size-asian="12pt" style:font-size-complex="12pt"/>
    </style:style>
    <style:style style:name="P15" style:family="paragraph" style:parent-style-name="Standard">
      <style:text-properties style:font-name="Courier New" fo:font-size="12pt" fo:language="es" fo:country="ES" officeooo:rsid="000a4578" officeooo:paragraph-rsid="00128f20" style:font-size-asian="12pt" style:font-size-complex="12pt"/>
    </style:style>
    <style:style style:name="P16" style:family="paragraph" style:parent-style-name="Standard">
      <style:text-properties style:font-name="Courier New" fo:font-size="12pt" fo:language="es" fo:country="ES" officeooo:rsid="000a4578" officeooo:paragraph-rsid="0029a0d8" style:font-size-asian="12pt" style:font-size-complex="12pt"/>
    </style:style>
    <style:style style:name="P17" style:family="paragraph" style:parent-style-name="Standard">
      <style:text-properties style:font-name="Courier New" fo:font-size="12pt" fo:language="es" fo:country="ES" officeooo:rsid="000a4578" officeooo:paragraph-rsid="000a4578" style:font-size-asian="12pt" style:font-size-complex="12pt"/>
    </style:style>
    <style:style style:name="P18" style:family="paragraph" style:parent-style-name="Standard">
      <style:text-properties style:font-name="Courier New" fo:font-size="12pt" fo:language="es" fo:country="ES" officeooo:rsid="0026ed84" officeooo:paragraph-rsid="0026ed84" style:font-size-asian="12pt" style:font-size-complex="12pt"/>
    </style:style>
    <style:style style:name="P19" style:family="paragraph" style:parent-style-name="Standard">
      <style:text-properties style:font-name="Courier New" fo:font-size="12pt" fo:language="es" fo:country="ES" officeooo:rsid="001eda10" officeooo:paragraph-rsid="000a4578" style:font-size-asian="12pt" style:font-size-complex="12pt"/>
    </style:style>
    <style:style style:name="P20" style:family="paragraph" style:parent-style-name="Standard">
      <style:text-properties style:font-name="Courier New" fo:font-size="12pt" fo:language="es" fo:country="ES" officeooo:rsid="00128f20" officeooo:paragraph-rsid="00128f20" style:font-size-asian="12pt" style:font-size-complex="12pt"/>
    </style:style>
    <style:style style:name="P21" style:family="paragraph" style:parent-style-name="Standard">
      <style:text-properties style:font-name="Courier New" fo:font-size="12pt" fo:language="es" fo:country="ES" officeooo:rsid="000d1a21" officeooo:paragraph-rsid="000d1a21" style:font-size-asian="12pt" style:font-size-complex="12pt"/>
    </style:style>
    <style:style style:name="P22" style:family="paragraph" style:parent-style-name="Standard">
      <style:text-properties style:font-name="Courier New" fo:font-size="12pt" fo:language="es" fo:country="ES" officeooo:rsid="002458f9" officeooo:paragraph-rsid="002458f9" style:font-size-asian="12pt" style:font-size-complex="12pt"/>
    </style:style>
    <style:style style:name="P23" style:family="paragraph" style:parent-style-name="Standard">
      <style:text-properties style:font-name="Courier New" fo:font-size="12pt" fo:language="es" fo:country="ES" officeooo:rsid="002458f9" officeooo:paragraph-rsid="0042f274" style:font-size-asian="12pt" style:font-size-complex="12pt"/>
    </style:style>
    <style:style style:name="P24" style:family="paragraph" style:parent-style-name="Standard">
      <style:text-properties style:font-name="Courier New" fo:font-size="12pt" officeooo:rsid="0011ea25" officeooo:paragraph-rsid="0011ea25" style:font-size-asian="12pt" style:font-size-complex="12pt"/>
    </style:style>
    <style:style style:name="P25" style:family="paragraph" style:parent-style-name="Standard">
      <style:text-properties style:font-name="Courier New" fo:font-size="12pt" officeooo:rsid="0014f9fe" officeooo:paragraph-rsid="0014f9fe" style:font-size-asian="12pt" style:font-size-complex="12pt"/>
    </style:style>
    <style:style style:name="P26" style:family="paragraph" style:parent-style-name="Standard">
      <style:text-properties style:font-name="Courier New" fo:font-size="12pt" officeooo:rsid="001d019e" officeooo:paragraph-rsid="001d019e" style:font-size-asian="12pt" style:font-size-complex="12pt"/>
    </style:style>
    <style:style style:name="P27" style:family="paragraph" style:parent-style-name="Standard">
      <style:text-properties style:font-name="Courier New" fo:font-size="12pt" officeooo:rsid="001d019e" officeooo:paragraph-rsid="003556c4" style:font-size-asian="12pt" style:font-size-complex="12pt"/>
    </style:style>
    <style:style style:name="P28" style:family="paragraph" style:parent-style-name="Standard">
      <style:text-properties style:font-name="Courier New" fo:font-size="12pt" officeooo:rsid="0020bda4" officeooo:paragraph-rsid="0020bda4" style:font-size-asian="12pt" style:font-size-complex="12pt"/>
    </style:style>
    <style:style style:name="P29" style:family="paragraph" style:parent-style-name="Standard">
      <style:text-properties style:font-name="Courier New" fo:font-size="12pt" officeooo:paragraph-rsid="0009b324" style:font-size-asian="12pt" style:font-size-complex="12pt"/>
    </style:style>
    <style:style style:name="P30" style:family="paragraph" style:parent-style-name="Standard">
      <style:text-properties style:font-name="Courier New" fo:font-size="12pt" fo:language="es" fo:country="AR" officeooo:rsid="004c10af" officeooo:paragraph-rsid="0016407b" style:font-size-asian="12pt" style:language-asian="zxx" style:country-asian="none" style:font-size-complex="12pt" style:language-complex="zxx" style:country-complex="none"/>
    </style:style>
    <style:style style:name="P31" style:family="paragraph" style:parent-style-name="Standard">
      <style:text-properties style:font-name="Courier New" fo:font-size="12pt" fo:language="es" fo:country="AR" officeooo:rsid="002222fe" officeooo:paragraph-rsid="000d1a21" style:font-size-asian="12pt" style:language-asian="zxx" style:country-asian="none" style:font-size-complex="12pt" style:language-complex="zxx" style:country-complex="none"/>
    </style:style>
    <style:style style:name="P32" style:family="paragraph" style:parent-style-name="Standard">
      <style:text-properties style:font-name="Courier New" fo:font-size="12pt" fo:language="es" fo:country="AR" officeooo:rsid="004eb8ed" officeooo:paragraph-rsid="000d1a21" style:font-size-asian="12pt" style:language-asian="zxx" style:country-asian="none" style:font-size-complex="12pt" style:language-complex="zxx" style:country-complex="none"/>
    </style:style>
    <style:style style:name="P33" style:family="paragraph" style:parent-style-name="Standard">
      <style:text-properties style:font-name="Courier New" fo:font-size="12pt" fo:language="es" fo:country="AR" officeooo:rsid="0017ba46" officeooo:paragraph-rsid="0017ba46" style:font-size-asian="12pt" style:language-asian="zxx" style:country-asian="none" style:font-size-complex="12pt" style:language-complex="zxx" style:country-complex="none"/>
    </style:style>
    <style:style style:name="P34" style:family="paragraph" style:parent-style-name="Standard">
      <style:text-properties style:font-name="Courier New" fo:font-size="12pt" fo:language="es" fo:country="AR" officeooo:rsid="002222fe" officeooo:paragraph-rsid="000d1a21" style:font-size-asian="12pt" style:font-size-complex="12pt"/>
    </style:style>
    <style:style style:name="P35" style:family="paragraph" style:parent-style-name="Standard">
      <style:text-properties style:font-name="Courier New" officeooo:paragraph-rsid="001c824e"/>
    </style:style>
    <style:style style:name="P36" style:family="paragraph" style:parent-style-name="Standard">
      <style:text-properties style:font-name="Courier New" officeooo:paragraph-rsid="0020bda4"/>
    </style:style>
    <style:style style:name="P37" style:family="paragraph" style:parent-style-name="Standard">
      <style:text-properties style:font-name="Courier New" officeooo:paragraph-rsid="0017ba46"/>
    </style:style>
    <style:style style:name="P38" style:family="paragraph" style:parent-style-name="Standard">
      <style:text-properties style:font-name="Courier New" officeooo:paragraph-rsid="002d6cc5"/>
    </style:style>
    <style:style style:name="P39" style:family="paragraph" style:parent-style-name="Standard">
      <style:text-properties style:font-name="Courier New" fo:language="es" fo:country="ES" officeooo:rsid="003f915b" officeooo:paragraph-rsid="003f915b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Courier New" fo:font-size="12pt" fo:language="es" fo:country="AR" officeooo:rsid="004c10af" officeooo:paragraph-rsid="0016407b" style:font-size-asian="12pt" style:font-size-complex="12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Courier New" fo:font-size="12pt" fo:language="es" fo:country="AR" officeooo:rsid="004c375b" officeooo:paragraph-rsid="0016407b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Courier New" officeooo:paragraph-rsid="0016407b"/>
    </style:style>
    <style:style style:name="P43" style:family="paragraph" style:parent-style-name="Standard" style:list-style-name="L1">
      <style:text-properties fo:language="es" fo:country="ES" officeooo:rsid="00184b8a" officeooo:paragraph-rsid="00184b8a"/>
    </style:style>
    <style:style style:name="P44" style:family="paragraph" style:parent-style-name="Standard" style:list-style-name="L1">
      <style:text-properties fo:language="es" fo:country="ES" officeooo:rsid="002b7ec6" officeooo:paragraph-rsid="002b7ec6"/>
    </style:style>
    <style:style style:name="P45" style:family="paragraph" style:parent-style-name="Standard" style:list-style-name="L1">
      <style:text-properties fo:language="es" fo:country="ES" officeooo:rsid="002e9b22" officeooo:paragraph-rsid="002e9b22"/>
    </style:style>
    <style:style style:name="P46" style:family="paragraph" style:parent-style-name="Standard" style:list-style-name="L1">
      <style:text-properties fo:language="es" fo:country="ES" officeooo:rsid="0031a283" officeooo:paragraph-rsid="0031a283"/>
    </style:style>
    <style:style style:name="P47" style:family="paragraph" style:parent-style-name="Standard" style:list-style-name="L1">
      <style:text-properties fo:language="es" fo:country="ES" officeooo:rsid="003b70d1" officeooo:paragraph-rsid="003b70d1"/>
    </style:style>
    <style:style style:name="P48" style:family="paragraph" style:parent-style-name="Standard">
      <style:text-properties style:font-name="Courier New" fo:font-size="12pt" fo:language="es" fo:country="ES" officeooo:rsid="002948c3" officeooo:paragraph-rsid="0009b324" style:font-size-asian="12pt" style:font-size-complex="12pt"/>
    </style:style>
    <style:style style:name="P49" style:family="paragraph" style:parent-style-name="Standard">
      <style:text-properties style:font-name="Courier New" fo:font-size="12pt" fo:language="es" fo:country="ES" officeooo:rsid="0011ea25" officeooo:paragraph-rsid="0009b324" style:font-size-asian="12pt" style:font-size-complex="12pt"/>
    </style:style>
    <style:style style:name="P50" style:family="paragraph" style:parent-style-name="Standard">
      <style:text-properties style:font-name="Courier New" fo:font-size="12pt" officeooo:rsid="0011ea25" officeooo:paragraph-rsid="002948c3" style:font-size-asian="12pt" style:font-size-complex="12pt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9b324"/>
    </style:style>
    <style:style style:name="T3" style:family="text">
      <style:text-properties fo:language="es" fo:country="ES" officeooo:rsid="000a4578"/>
    </style:style>
    <style:style style:name="T4" style:family="text">
      <style:text-properties fo:language="es" fo:country="ES" officeooo:rsid="00138f97"/>
    </style:style>
    <style:style style:name="T5" style:family="text">
      <style:text-properties fo:language="es" fo:country="ES" officeooo:rsid="005428b6"/>
    </style:style>
    <style:style style:name="T6" style:family="text">
      <style:text-properties fo:language="es" fo:country="ES" officeooo:rsid="0014f9fe"/>
    </style:style>
    <style:style style:name="T7" style:family="text">
      <style:text-properties fo:language="es" fo:country="ES" officeooo:rsid="0016407b"/>
    </style:style>
    <style:style style:name="T8" style:family="text">
      <style:text-properties fo:language="es" fo:country="ES" officeooo:rsid="0020bda4"/>
    </style:style>
    <style:style style:name="T9" style:family="text">
      <style:text-properties fo:language="es" fo:country="ES" officeooo:rsid="003556c4"/>
    </style:style>
    <style:style style:name="T10" style:family="text">
      <style:text-properties fo:language="es" fo:country="ES" officeooo:rsid="003ca9ee"/>
    </style:style>
    <style:style style:name="T11" style:family="text">
      <style:text-properties fo:language="es" fo:country="ES" officeooo:rsid="003f915b"/>
    </style:style>
    <style:style style:name="T12" style:family="text">
      <style:text-properties officeooo:rsid="000d1a21"/>
    </style:style>
    <style:style style:name="T13" style:family="text">
      <style:text-properties officeooo:rsid="0011076e"/>
    </style:style>
    <style:style style:name="T14" style:family="text">
      <style:text-properties fo:language="es" fo:country="AR" officeooo:rsid="004f9ab9"/>
    </style:style>
    <style:style style:name="T15" style:family="text">
      <style:text-properties fo:language="es" fo:country="AR" officeooo:rsid="0011076e"/>
    </style:style>
    <style:style style:name="T16" style:family="text">
      <style:text-properties fo:language="es" fo:country="AR" officeooo:rsid="002222fe"/>
    </style:style>
    <style:style style:name="T17" style:family="text">
      <style:text-properties fo:language="es" fo:country="AR" officeooo:rsid="005da586" style:language-asian="zxx" style:country-asian="none" style:language-complex="zxx" style:country-complex="none"/>
    </style:style>
    <style:style style:name="T18" style:family="text">
      <style:text-properties fo:language="es" fo:country="AR" officeooo:rsid="001d019e" style:language-asian="zxx" style:country-asian="none" style:language-complex="zxx" style:country-complex="none"/>
    </style:style>
    <style:style style:name="T19" style:family="text">
      <style:text-properties fo:language="es" fo:country="AR" officeooo:rsid="0008447a" style:language-asian="zxx" style:country-asian="none" style:language-complex="zxx" style:country-complex="none"/>
    </style:style>
    <style:style style:name="T20" style:family="text">
      <style:text-properties fo:language="es" fo:country="AR" officeooo:rsid="003556c4"/>
    </style:style>
    <style:style style:name="T21" style:family="text">
      <style:text-properties officeooo:rsid="00128f20"/>
    </style:style>
    <style:style style:name="T22" style:family="text">
      <style:text-properties officeooo:rsid="0014f9fe"/>
    </style:style>
    <style:style style:name="T23" style:family="text">
      <style:text-properties officeooo:rsid="004eb8ed"/>
    </style:style>
    <style:style style:name="T24" style:family="text">
      <style:text-properties officeooo:rsid="004eb8ed" style:language-asian="zxx" style:country-asian="none" style:language-complex="zxx" style:country-complex="none"/>
    </style:style>
    <style:style style:name="T25" style:family="text">
      <style:text-properties fo:font-size="12pt" fo:language="es" fo:country="ES" officeooo:rsid="0020bda4" style:font-size-asian="12pt" style:font-size-complex="12pt"/>
    </style:style>
    <style:style style:name="T26" style:family="text">
      <style:text-properties fo:font-size="12pt" fo:language="es" fo:country="ES" officeooo:rsid="002458f9" style:font-size-asian="12pt" style:font-size-complex="12pt"/>
    </style:style>
    <style:style style:name="T27" style:family="text">
      <style:text-properties fo:font-size="12pt" fo:language="es" fo:country="ES" officeooo:rsid="0009b324" style:font-size-asian="12pt" style:font-size-complex="12pt"/>
    </style:style>
    <style:style style:name="T28" style:family="text">
      <style:text-properties fo:font-size="12pt" fo:language="es" fo:country="ES" officeooo:rsid="000a4578" style:font-size-asian="12pt" style:font-size-complex="12pt"/>
    </style:style>
    <style:style style:name="T29" style:family="text">
      <style:text-properties fo:font-size="12pt" fo:language="es" fo:country="ES" officeooo:rsid="0027996f" style:font-size-asian="12pt" style:font-size-complex="12pt"/>
    </style:style>
    <style:style style:name="T30" style:family="text">
      <style:text-properties fo:font-size="12pt" fo:language="es" fo:country="ES" officeooo:rsid="000a62d8" style:font-size-asian="12pt" style:font-size-complex="12pt"/>
    </style:style>
    <style:style style:name="T31" style:family="text">
      <style:text-properties fo:font-size="12pt" fo:language="es" fo:country="ES" officeooo:rsid="001c824e" style:font-size-asian="12pt" style:font-size-complex="12pt"/>
    </style:style>
    <style:style style:name="T32" style:family="text">
      <style:text-properties fo:font-size="12pt" fo:language="es" fo:country="ES" officeooo:rsid="003556c4" style:font-size-asian="12pt" style:font-size-complex="12pt"/>
    </style:style>
    <style:style style:name="T33" style:family="text">
      <style:text-properties fo:font-size="12pt" fo:language="es" fo:country="AR" officeooo:rsid="0017ba46" style:font-size-asian="12pt" style:language-asian="zxx" style:country-asian="none" style:font-size-complex="12pt" style:language-complex="zxx" style:country-complex="none"/>
    </style:style>
    <style:style style:name="T34" style:family="text">
      <style:text-properties fo:font-size="12pt" fo:language="es" fo:country="AR" officeooo:rsid="002f100f" style:font-size-asian="12pt" style:language-asian="zxx" style:country-asian="none" style:font-size-complex="12pt" style:language-complex="zxx" style:country-complex="none"/>
    </style:style>
    <style:style style:name="T35" style:family="text">
      <style:text-properties fo:font-size="12pt" fo:language="es" fo:country="AR" officeooo:rsid="002d6cc5" style:font-size-asian="12pt" style:language-asian="zxx" style:country-asian="none" style:font-size-complex="12pt" style:language-complex="zxx" style:country-complex="none"/>
    </style:style>
    <style:style style:name="T36" style:family="text">
      <style:text-properties officeooo:rsid="0029a0d8"/>
    </style:style>
    <style:style style:name="T37" style:family="text">
      <style:text-properties fo:color="#ff0000" fo:font-weight="bold" style:font-weight-asian="bold" style:font-weight-complex="bold"/>
    </style:style>
    <style:style style:name="T38" style:family="text">
      <style:text-properties fo:color="#00e1f0"/>
    </style:style>
    <style:style style:name="T39" style:family="text">
      <style:text-properties officeooo:rsid="0033765d"/>
    </style:style>
    <style:style style:name="T40" style:family="text">
      <style:text-properties officeooo:rsid="003556c4"/>
    </style:style>
    <style:style style:name="T41" style:family="text">
      <style:text-properties officeooo:rsid="0036a86c"/>
    </style:style>
    <style:style style:name="T42" style:family="text">
      <style:text-properties style:text-line-through-style="solid" style:text-line-through-type="single" fo:font-size="12pt" fo:language="es" fo:country="ES" officeooo:rsid="0027996f" style:font-size-asian="12pt" style:font-size-complex="12pt"/>
    </style:style>
    <style:style style:name="T43" style:family="text">
      <style:text-properties style:text-line-through-style="solid" style:text-line-through-type="single" fo:font-size="12pt" fo:language="es" fo:country="ES" officeooo:rsid="000a4578" style:font-size-asian="12pt" style:font-size-complex="12pt"/>
    </style:style>
    <style:style style:name="T44" style:family="text">
      <style:text-properties style:text-line-through-style="solid" style:text-line-through-type="single" fo:font-size="12pt" fo:language="es" fo:country="ES" officeooo:rsid="001c824e" style:font-size-asian="12pt" style:font-size-complex="12pt"/>
    </style:style>
    <style:style style:name="T45" style:family="text">
      <style:text-properties officeooo:rsid="0042f274"/>
    </style:style>
    <style:style style:name="T46" style:family="text">
      <style:text-properties officeooo:rsid="00432003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P Integrador</text:p>
      <text:p text:style-name="P5">GLC</text:p>
      <text:p text:style-name="P1">NOTAS:</text:p>
      <text:list xml:id="list1998924279" text:style-name="L1">
        <text:list-item>
          <text:p text:style-name="P43">¿&lt;Asignaci<text:span text:style-name="T40">o</text:span>n_S&gt; cubre el tema de la secci<text:span text:style-name="T41">ó</text:span>n VARIABLES del TP? </text:p>
        </text:list-item>
        <text:list-item>
          <text:p text:style-name="P44">En el IF y WHILE, no hay <text:span text:style-name="T39">paréntesis</text:span> hasta llegar a los argumentos.</text:p>
        </text:list-item>
        <text:list-item>
          <text:p text:style-name="P45">&lt;Simbolos&gt; representa cualquier S<text:span text:style-name="T41">í</text:span>mbolo (espacios, caracteres especiales, etc), sin ningún formato.</text:p>
        </text:list-item>
        <text:list-item>
          <text:p text:style-name="P46">Los comentarios, solo debemos contemplar que sean de dos niveles (<text:span text:style-name="T37">&lt;/</text:span> … <text:span text:style-name="T38">&lt;/</text:span> … <text:span text:style-name="T38">/&gt;</text:span> … <text:span text:style-name="T37">/&gt;</text:span>).</text:p>
        </text:list-item>
        <text:list-item>
          <text:p text:style-name="P47">El analizador sintáctico debe empezar por &lt;Programa&gt;</text:p>
        </text:list-item>
      </text:list>
      <text:p text:style-name="P2"/>
      <text:p text:style-name="P39">&lt;Programa’&gt; ::= &lt;Programa&gt;</text:p>
      <text:p text:style-name="P7">&lt;Programa&gt;<text:span text:style-name="T17"> ::= </text:span><text:span text:style-name="T18">&lt;Declaraciones&gt; </text:span><text:span text:style-name="T19">BEGIN.PROGRAM</text:span><text:span text:style-name="T17"> &lt;Sentencias&gt; </text:span><text:span text:style-name="T19">END.PROGRAM</text:span></text:p>
      <text:p text:style-name="P8">&lt;Sentencias&gt; ::= &lt;Sentencia&gt; | &lt;Sentencias&gt; &lt;Sentencia&gt;</text:p>
      <text:p text:style-name="P9">&lt;Sentencia&gt; ::= &lt;While&gt;</text:p>
      <text:p text:style-name="P24"><text:span text:style-name="T2">&lt;</text:span><text:span text:style-name="T1">Sentencia&gt; ::= &lt;IF&gt;</text:span></text:p>
      <text:p text:style-name="P25"><text:span text:style-name="T2">&lt;</text:span><text:span text:style-name="T1">Sentencia&gt; ::= &lt;Asignaci</text:span><text:span text:style-name="T9">o</text:span><text:span text:style-name="T1">n_S&gt;</text:span></text:p>
      <text:p text:style-name="P11">&lt;Sentencia&gt; ::= &lt;Print&gt;</text:p>
      <text:p text:style-name="P12">&lt;Sentencia&gt; ::= &lt;Comentario&gt;</text:p>
      <text:p text:style-name="P13">&lt;Sentencia&gt; ::= &lt;Iguales&gt;</text:p>
      <text:p text:style-name="P9"/>
      <text:p text:style-name="P26"><text:span text:style-name="T2">&lt;</text:span><text:span text:style-name="T1">Declaraciones&gt; ::= DECLARE &lt;List_Declaraciones&gt; ENDDECLARE</text:span></text:p>
      <text:p text:style-name="P27"><text:span text:style-name="T2">&lt;List_Declaraciones&gt; ::</text:span><text:span text:style-name="T9">= &lt;Declaracion&gt; | &lt;</text:span><text:span text:style-name="T11">List_</text:span><text:span text:style-name="T9">Declaracion</text:span><text:span text:style-name="T11">es</text:span><text:span text:style-name="T9">&gt; &lt;Declaracion&gt;</text:span></text:p>
      <text:p text:style-name="P26"><text:span text:style-name="T2">&lt;</text:span><text:span text:style-name="T9">Declaracion</text:span><text:span text:style-name="T1">&gt; ::= </text:span><text:span text:style-name="T8">[ &lt;Dec&gt; ]</text:span></text:p>
      <text:p text:style-name="P28"><text:span text:style-name="T8">&lt;</text:span><text:span text:style-name="T1">Dec&gt; ::= &lt;ID&gt;] := [&lt;Tipo&gt; | &lt;ID&gt;, &lt;Dec&gt;, &lt;Tipo&gt;</text:span></text:p>
      <text:p text:style-name="P14">&lt;Tipo&gt; ::= FLOAT | INT | STRING</text:p>
      <text:p text:style-name="P9"/>
      <text:p text:style-name="P29"><text:span text:style-name="T2">&lt;While&gt; ::= </text:span><text:span text:style-name="T10">w</text:span><text:span text:style-name="T2">hile <text:s/>&lt;</text:span><text:span text:style-name="T3">List_Condicion</text:span><text:span text:style-name="T2">&gt; { &lt;Sentencias&gt; }</text:span></text:p>
      <text:p text:style-name="P49"/>
      <text:p text:style-name="P50"><text:span text:style-name="T2">&lt;</text:span><text:span text:style-name="T1">IF&gt; ::= IF <text:s/>&lt;List_Condicion&gt; { &lt;Sentencias&gt; }</text:span></text:p>
      <text:p text:style-name="P50"><text:span text:style-name="T2">&lt;</text:span><text:span text:style-name="T4">IF&gt; ::= IF <text:s/>&lt;List_Condicion&gt; { &lt;Sentencias&gt; } Else { &lt;Sentencias&gt; }</text:span></text:p>
      <text:p text:style-name="P48"/>
      <text:p text:style-name="P35"><text:span text:style-name="T27">&lt;</text:span><text:span text:style-name="T28">List_Condicion&gt; ::= &lt;Condicion&gt; | </text:span><text:span text:style-name="T29">(</text:span><text:span text:style-name="T28">&lt;List_Condicion&gt; </text:span><text:span text:style-name="T30">and</text:span><text:span text:style-name="T28"> &lt;Condicion&gt;</text:span><text:span text:style-name="T29">)</text:span><text:span text:style-name="T28"> </text:span><text:span text:style-name="T30">| </text:span><text:span text:style-name="T29">(</text:span><text:span text:style-name="T28">&lt;List_Condicion&gt; </text:span><text:span text:style-name="T30">or</text:span><text:span text:style-name="T28"> &lt;Condicion&gt;</text:span><text:span text:style-name="T29">)</text:span><text:span text:style-name="T28"> </text:span><text:span text:style-name="T31">| </text:span><text:span text:style-name="T29">(</text:span><text:span text:style-name="T28">&lt;List_Condicion&gt; </text:span><text:span text:style-name="T31">&amp;&amp;</text:span><text:span text:style-name="T28"> &lt;Condici</text:span><text:span text:style-name="T32">o</text:span><text:span text:style-name="T28">n&gt;</text:span><text:span text:style-name="T29">)</text:span><text:span text:style-name="T28"> </text:span><text:span text:style-name="T31">| </text:span><text:span text:style-name="T42">(</text:span><text:span text:style-name="T43">&lt;List_Condicion&gt; </text:span><text:span text:style-name="T44">||</text:span><text:span text:style-name="T43"> &lt;Condicion&gt;</text:span><text:span text:style-name="T42">)</text:span></text:p>
      <text:p text:style-name="P15">&lt;Condicion&gt; ::= <text:span text:style-name="T36">(</text:span>&lt;<text:span text:style-name="T21">Argumento</text:span>&gt; &lt; &lt;<text:span text:style-name="T21">Argumento</text:span>&gt;<text:span text:style-name="T36">)</text:span></text:p>
      <text:p text:style-name="P16">&lt;Condicion&gt; ::= <text:span text:style-name="T36">(</text:span>&lt;<text:span text:style-name="T21">Argumento</text:span>&gt; <text:span text:style-name="T21">&gt; </text:span>&lt;<text:span text:style-name="T21">Argumento</text:span>&gt;<text:span text:style-name="T36">)</text:span></text:p>
      <text:p text:style-name="P16">&lt;Condicion&gt; ::= <text:span text:style-name="T36">(</text:span>&lt;<text:span text:style-name="T21">Argumento</text:span>&gt; &lt;= &lt;<text:span text:style-name="T21">Argumento</text:span>&gt;<text:span text:style-name="T36">)</text:span></text:p>
      <text:p text:style-name="P16">&lt;Condicion&gt; ::= <text:span text:style-name="T36">(</text:span>&lt;<text:span text:style-name="T21">Argumento</text:span>&gt; &gt;= &lt;<text:span text:style-name="T21">Argumento</text:span>&gt;<text:span text:style-name="T36">)</text:span></text:p>
      <text:p text:style-name="P16">&lt;Condicion&gt; ::= <text:span text:style-name="T36">(</text:span>&lt;<text:span text:style-name="T21">Argumento</text:span>&gt; == &lt;<text:span text:style-name="T21">Argumento</text:span>&gt;<text:span text:style-name="T36">)</text:span></text:p>
      <text:p text:style-name="P16">&lt;Condicion&gt; ::= <text:span text:style-name="T36">(</text:span>&lt;<text:span text:style-name="T21">Argumento</text:span>&gt; != &lt;<text:span text:style-name="T21">Argumento</text:span>&gt;<text:span text:style-name="T36">) </text:span><text:span text:style-name="T46">&lt; - - Cambiar != por &lt;&gt;</text:span></text:p>
      <text:p text:style-name="P18">&lt;Condicion&gt; ::= True | False</text:p>
      <text:p text:style-name="P17"/>
      <text:p text:style-name="P30"><text:span text:style-name="T2">&lt;</text:span><text:span text:style-name="T6">Asignacion</text:span><text:span text:style-name="T2">_</text:span><text:span text:style-name="T5">S</text:span><text:span text:style-name="T2">&gt; ::= &lt;id&gt; := &lt;</text:span><text:span text:style-name="T6">Expresion</text:span><text:span text:style-name="T2">&gt;</text:span></text:p>
      <text:p text:style-name="P10"/>
      <text:p text:style-name="P40">&lt;<text:span text:style-name="T22">Expresion</text:span>&gt; ::= &lt;<text:span text:style-name="T22">Expresion</text:span>&gt; + &lt;<text:span text:style-name="T22">Termino</text:span>&gt; | &lt;<text:span text:style-name="T22">Termino</text:span>&gt;</text:p>
      <text:p text:style-name="P40">&lt;<text:span text:style-name="T22">Expresion</text:span>&gt; ::= &lt;<text:span text:style-name="T22">Expresion</text:span>&gt; - &lt;<text:span text:style-name="T22">Termino</text:span>&gt;</text:p>
      <text:p text:style-name="P41">&lt;<text:span text:style-name="T22">Termino</text:span>&gt; ::= &lt;<text:span text:style-name="T22">Termino</text:span>&gt; * &lt;<text:span text:style-name="T22">F</text:span>actor&gt; <text:span text:style-name="T23">| &lt;</text:span><text:span text:style-name="T22">F</text:span><text:span text:style-name="T24">actor&gt;</text:span></text:p>
      <text:p text:style-name="P41">&lt;<text:span text:style-name="T22">Termino</text:span>&gt; ::= &lt;<text:span text:style-name="T22">Termino</text:span>&gt; / &lt;<text:span text:style-name="T22">F</text:span>actor&gt;</text:p>
      <text:p text:style-name="P42"><text:soft-page-break/><text:span text:style-name="T2">&lt;</text:span><text:span text:style-name="T6">F</text:span><text:span text:style-name="T2">actor&gt; ::= &lt;</text:span><text:span text:style-name="T7">ID</text:span><text:span text:style-name="T2">&gt; | &lt;</text:span><text:span text:style-name="T7">Constante</text:span><text:span text:style-name="T2">&gt; | ( &lt;</text:span><text:span text:style-name="T6">Expresion</text:span><text:span text:style-name="T2">&gt; )</text:span></text:p>
      <text:p text:style-name="P17"/>
      <text:p text:style-name="P11">&lt;Print&gt; ::= P<text:span text:style-name="T45">RINT</text:span> &lt;Const_String&gt;</text:p>
      <text:p text:style-name="P19"/>
      <text:p text:style-name="P20">&lt;Argumento&gt; ::= &lt;ID&gt; | &lt;Constante&gt;</text:p>
      <text:p text:style-name="P6"/>
      <text:p text:style-name="P36"><text:span text:style-name="T25">&lt;Iguales&gt; ::= Iguales ( &lt;Expresion&gt;, &lt;</text:span><text:span text:style-name="T26">Listas</text:span><text:span text:style-name="T25">_Expresi</text:span><text:span text:style-name="T26">ones</text:span><text:span text:style-name="T25">&gt; )</text:span></text:p>
      <text:p text:style-name="P23">&lt;Listas_Expresiones&gt; ::= [ &lt;List_Exp&gt; ] | &lt;Listas_Expresiones&gt;, [ &lt;List_Exp&gt; ]</text:p>
      <text:p text:style-name="P22">&lt;List_Exp&gt; ::= &lt;Expresion&gt; | &lt;List_Exp&gt;, &lt;Expresion&gt;</text:p>
      <text:p text:style-name="P21"/>
      <text:p text:style-name="P21">&lt;ID&gt; ::= <text:span text:style-name="T14">&lt;</text:span><text:span text:style-name="T15">L</text:span><text:span text:style-name="T16">etra&gt; / &lt;</text:span><text:span text:style-name="T15">ID</text:span><text:span text:style-name="T16">&gt; &lt;</text:span><text:span text:style-name="T15">L</text:span><text:span text:style-name="T16">etra&gt; / &lt;</text:span><text:span text:style-name="T15">ID</text:span><text:span text:style-name="T16">&gt; &lt;</text:span><text:span text:style-name="T15">D</text:span><text:span text:style-name="T20">i</text:span><text:span text:style-name="T16">gito&gt;</text:span></text:p>
      <text:p text:style-name="P34">&lt;<text:span text:style-name="T13">L</text:span>etra&gt; ::= a/b/c/.../z/<text:span text:style-name="T12">A/B/.../Z</text:span></text:p>
      <text:p text:style-name="P31">&lt;<text:span text:style-name="T13">D</text:span><text:span text:style-name="T40">i</text:span>gito&gt; ::= 0/1/2/.../9</text:p>
      <text:p text:style-name="P32">&lt;<text:span text:style-name="T13">Constante</text:span>&gt; ::= &lt;<text:span text:style-name="T13">D</text:span><text:span text:style-name="T40">i</text:span>gito&gt; | &lt;<text:span text:style-name="T13">D</text:span><text:span text:style-name="T40">i</text:span>gito&gt; &lt;<text:span text:style-name="T13">Constante</text:span>&gt;</text:p>
      <text:p text:style-name="P33">&lt;Const_INT&gt; ::= &lt;D<text:span text:style-name="T40">i</text:span>gito&gt; | &lt;Const_INT&gt; &lt;Dígito&gt;</text:p>
      <text:p text:style-name="P33">&lt;Const_REAL&gt; ::= &lt;Const_INT&gt; . &lt;Const_INT&gt; | . &lt;Const_Int&gt;</text:p>
      <text:p text:style-name="P37"><text:span text:style-name="T33">&lt;Const_String&gt; ::= “ </text:span><text:span text:style-name="T34">&lt;Simbolos&gt;</text:span><text:span text:style-name="T33"> ”</text:span></text:p>
      <text:p text:style-name="P38"><text:span text:style-name="T33">&lt;Comentario&gt; ::= &lt;/ </text:span><text:span text:style-name="T35">&lt;Comentario&gt; </text:span><text:span text:style-name="T33">/&gt; </text:span><text:span text:style-name="T35">| &lt;/ &lt;Simbolos&gt; /&gt; | &lt;/ &lt;Comentario&gt; &lt;Simbolos&gt; /&gt; | &lt;/ &lt;Simbolos&gt; &lt;Comentario&gt; /&gt;</text:span></text:p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11-16T09:30:47.947000000</dc:date>
    <meta:editing-duration>PT5H31M</meta:editing-duration>
    <meta:editing-cycles>54</meta:editing-cycles>
    <meta:document-statistic meta:table-count="0" meta:image-count="0" meta:object-count="0" meta:page-count="2" meta:paragraph-count="52" meta:word-count="347" meta:character-count="2505" meta:non-whitespace-character-count="2211"/>
  </office:meta>
</office:document-meta>
</file>